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1pt" fo:font-weight="normal" officeooo:rsid="005383cd" officeooo:paragraph-rsid="000289d4" style:font-size-asian="11pt" style:font-weight-asian="normal" style:font-size-complex="11pt" style:font-weight-complex="normal"/>
    </style:style>
    <style:style style:name="P2" style:family="paragraph" style:parent-style-name="Standard">
      <style:text-properties style:font-name="Arial" fo:font-size="11pt" fo:font-weight="normal" officeooo:rsid="001617ec" officeooo:paragraph-rsid="00087713" style:font-size-asian="11pt" style:font-weight-asian="normal" style:font-size-complex="11pt" style:font-weight-complex="normal"/>
    </style:style>
    <style:style style:name="P3" style:family="paragraph" style:parent-style-name="Standard">
      <style:text-properties style:font-name="Arial" fo:font-size="11pt" fo:font-weight="normal" officeooo:rsid="00103955" officeooo:paragraph-rsid="00103955" style:font-size-asian="9.60000038146973pt" style:font-weight-asian="normal" style:font-size-complex="11pt" style:font-weight-complex="normal"/>
    </style:style>
    <style:style style:name="P4" style:family="paragraph" style:parent-style-name="Standard">
      <style:paragraph-properties fo:text-align="center" style:justify-single-word="false"/>
      <style:text-properties style:font-name="Arial" fo:font-size="11pt" fo:font-weight="bold" officeooo:paragraph-rsid="000289d4" style:font-size-asian="11pt" style:font-weight-asian="bold" style:font-size-complex="11pt" style:font-weight-complex="bold"/>
    </style:style>
    <style:style style:name="P5" style:family="paragraph" style:parent-style-name="Standard">
      <style:text-properties style:font-name="Arial" fo:font-size="11pt" fo:font-weight="bold" officeooo:rsid="00133de0" officeooo:paragraph-rsid="000289d4" style:font-size-asian="11pt" style:font-weight-asian="bold" style:font-size-complex="11pt" style:font-weight-complex="bold"/>
    </style:style>
    <style:style style:name="P6" style:family="paragraph" style:parent-style-name="Standard">
      <style:text-properties style:font-name="Arial" fo:font-size="11pt" fo:font-weight="bold" officeooo:rsid="00133de0" officeooo:paragraph-rsid="0008af7d" style:font-size-asian="11pt" style:font-weight-asian="bold" style:font-size-complex="11pt" style:font-weight-complex="bold"/>
    </style:style>
    <style:style style:name="P7" style:family="paragraph" style:parent-style-name="Standard">
      <style:text-properties style:font-name="Arial" fo:font-size="11pt" fo:font-weight="bold" officeooo:rsid="00133de0" officeooo:paragraph-rsid="0010fd58"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11pt" fo:font-weight="bold" officeooo:rsid="00584b10" officeooo:paragraph-rsid="000289d4"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Arial" fo:font-size="11pt" officeooo:rsid="005383cd" officeooo:paragraph-rsid="000289d4" style:font-size-asian="11pt" style:font-size-complex="11pt"/>
    </style:style>
    <style:style style:name="P10" style:family="paragraph" style:parent-style-name="Standard" style:list-style-name="L1">
      <style:text-properties officeooo:paragraph-rsid="000cf9c1"/>
    </style:style>
    <style:style style:name="P11" style:family="paragraph" style:parent-style-name="Standard" style:list-style-name="L1">
      <style:text-properties style:font-name="Arial" fo:font-size="11pt" fo:font-weight="normal" officeooo:rsid="00087713" officeooo:paragraph-rsid="00087713" style:font-size-asian="11pt" style:font-weight-asian="normal" style:font-size-complex="11pt" style:font-weight-complex="normal"/>
    </style:style>
    <style:style style:name="P12" style:family="paragraph" style:parent-style-name="Standard" style:list-style-name="L2">
      <style:text-properties style:font-name="Arial" fo:font-size="11pt" fo:font-weight="normal" officeooo:rsid="00043bea" officeooo:paragraph-rsid="0008af7d" style:font-size-asian="11pt" style:font-weight-asian="normal" style:font-size-complex="11pt" style:font-weight-complex="normal"/>
    </style:style>
    <style:style style:name="P13" style:family="paragraph" style:parent-style-name="Standard" style:list-style-name="L1">
      <style:text-properties style:font-name="Arial" fo:font-size="11pt" fo:font-weight="normal" officeooo:rsid="0008af7d" officeooo:paragraph-rsid="0009a95c" style:font-size-asian="11pt" style:font-weight-asian="normal" style:font-size-complex="11pt" style:font-weight-complex="normal"/>
    </style:style>
    <style:style style:name="P14" style:family="paragraph" style:parent-style-name="Standard" style:list-style-name="L3">
      <style:text-properties style:font-name="Arial" fo:font-size="11pt" fo:font-weight="normal" officeooo:rsid="0010fd58" officeooo:paragraph-rsid="0010fd58" style:font-size-asian="11pt" style:font-weight-asian="normal" style:font-size-complex="11pt" style:font-weight-complex="normal"/>
    </style:style>
    <style:style style:name="P15" style:family="paragraph" style:parent-style-name="Standard" style:list-style-name="L3">
      <style:text-properties style:font-name="Arial" fo:font-size="11pt" fo:font-weight="normal" officeooo:rsid="00135d24" officeooo:paragraph-rsid="00135d24" style:font-size-asian="11pt" style:font-weight-asian="normal" style:font-size-complex="11pt" style:font-weight-complex="normal"/>
    </style:style>
    <style:style style:name="P16" style:family="paragraph" style:parent-style-name="Standard" style:list-style-name="L1">
      <style:text-properties style:font-name="Arial" fo:font-size="11pt" fo:font-weight="normal" officeooo:rsid="000bcce0" officeooo:paragraph-rsid="000bcce0" style:font-size-asian="9.60000038146973pt" style:font-weight-asian="normal" style:font-size-complex="11pt" style:font-weight-complex="normal"/>
    </style:style>
    <style:style style:name="P17" style:family="paragraph" style:parent-style-name="Standard" style:list-style-name="L1">
      <style:text-properties style:font-name="Arial" fo:font-size="11pt" fo:font-weight="normal" officeooo:rsid="000cf9c1" officeooo:paragraph-rsid="000cf9c1" style:font-size-asian="9.60000038146973pt" style:font-weight-asian="normal" style:font-size-complex="11pt" style:font-weight-complex="normal"/>
    </style:style>
    <style:style style:name="P18" style:family="paragraph" style:parent-style-name="Standard" style:list-style-name="L1">
      <style:text-properties style:font-name="FreeMono" fo:font-size="10pt" fo:font-weight="normal" officeooo:rsid="00043bea" officeooo:paragraph-rsid="00087713" style:font-size-asian="10pt" style:font-weight-asian="normal" style:font-size-complex="10pt" style:font-weight-complex="normal"/>
    </style:style>
    <style:style style:name="P19" style:family="paragraph" style:parent-style-name="Standard" style:list-style-name="L1">
      <style:text-properties style:font-name="FreeMono" fo:font-size="10pt" fo:font-weight="normal" officeooo:rsid="00043bea" officeooo:paragraph-rsid="00043bea" style:font-size-asian="10pt" style:font-weight-asian="normal" style:font-size-complex="10pt" style:font-weight-complex="normal"/>
    </style:style>
    <style:style style:name="P20" style:family="paragraph" style:parent-style-name="Standard" style:list-style-name="L1">
      <style:text-properties style:font-name="FreeMono" fo:font-size="10pt" fo:font-weight="normal" officeooo:rsid="0008af7d" officeooo:paragraph-rsid="0008af7d" style:font-size-asian="10pt" style:font-weight-asian="normal" style:font-size-complex="10pt" style:font-weight-complex="normal"/>
    </style:style>
    <style:style style:name="P21" style:family="paragraph" style:parent-style-name="Standard" style:list-style-name="L3">
      <style:text-properties style:font-name="FreeMono" fo:font-size="11pt" fo:font-weight="normal" officeooo:rsid="00135d24" officeooo:paragraph-rsid="00135d24" style:font-size-asian="11pt" style:font-weight-asian="normal" style:font-size-complex="11pt" style:font-weight-complex="normal"/>
    </style:style>
    <style:style style:name="P22" style:family="paragraph" style:parent-style-name="Standard" style:list-style-name="L1">
      <style:text-properties officeooo:rsid="00124fee" officeooo:paragraph-rsid="00124fee"/>
    </style:style>
    <style:style style:name="P23" style:family="paragraph" style:parent-style-name="Standard" style:list-style-name="L3">
      <style:text-properties style:font-name="Arial" fo:font-size="11pt" fo:font-weight="normal" officeooo:rsid="001498b9" officeooo:paragraph-rsid="00164fa4" style:font-size-asian="11pt" style:font-weight-asian="normal" style:font-size-complex="11pt" style:font-weight-complex="normal"/>
    </style:style>
    <style:style style:name="P24" style:family="paragraph" style:parent-style-name="Standard" style:list-style-name="L3">
      <style:text-properties style:font-name="Arial" fo:font-size="11pt" fo:font-weight="normal" officeooo:rsid="0016de79" officeooo:paragraph-rsid="0016de79" style:font-size-asian="11pt" style:font-weight-asian="normal" style:font-size-complex="11pt" style:font-weight-complex="normal"/>
    </style:style>
    <style:style style:name="P25" style:family="paragraph" style:parent-style-name="Standard" style:list-style-name="L3">
      <style:text-properties style:font-name="Arial" fo:font-size="11pt" fo:font-weight="normal" officeooo:rsid="0016de79" officeooo:paragraph-rsid="00198ed6" style:font-size-asian="11pt" style:font-weight-asian="normal" style:font-size-complex="11pt" style:font-weight-complex="normal"/>
    </style:style>
    <style:style style:name="P26" style:family="paragraph" style:parent-style-name="Standard" style:list-style-name="L3">
      <style:text-properties style:font-name="Arial" fo:font-size="11pt" fo:font-weight="normal" officeooo:rsid="00198ed6" officeooo:paragraph-rsid="00198ed6" style:font-size-asian="11pt" style:font-weight-asian="normal" style:font-size-complex="11pt" style:font-weight-complex="normal"/>
    </style:style>
    <style:style style:name="P27" style:family="paragraph" style:parent-style-name="Standard" style:list-style-name="L4">
      <style:text-properties style:font-name="Arial" fo:font-size="11pt" fo:font-weight="normal" officeooo:rsid="00212432" officeooo:paragraph-rsid="00212432" style:font-size-asian="11pt" style:font-weight-asian="normal" style:font-size-complex="11pt" style:font-weight-complex="normal"/>
    </style:style>
    <style:style style:name="P28" style:family="paragraph" style:parent-style-name="Standard" style:list-style-name="L4">
      <style:text-properties style:font-name="Arial" fo:font-size="11pt" fo:font-weight="normal" officeooo:rsid="0022513f" officeooo:paragraph-rsid="0022513f" style:font-size-asian="11pt" style:font-weight-asian="normal" style:font-size-complex="11pt" style:font-weight-complex="normal"/>
    </style:style>
    <style:style style:name="P29" style:family="paragraph" style:parent-style-name="Standard" style:list-style-name="L3">
      <style:text-properties style:font-name="Arial" fo:font-size="11pt" fo:font-weight="normal" officeooo:rsid="001b7472" officeooo:paragraph-rsid="001b7472" style:font-size-asian="9.60000038146973pt" style:font-weight-asian="normal" style:font-size-complex="11pt" style:font-weight-complex="normal"/>
    </style:style>
    <style:style style:name="P30" style:family="paragraph" style:parent-style-name="Standard" style:list-style-name="L3">
      <style:text-properties style:font-name="Arial" fo:font-size="11pt" fo:font-weight="normal" officeooo:rsid="001cfc01" officeooo:paragraph-rsid="001cfc01" style:font-size-asian="9.60000038146973pt" style:font-weight-asian="normal" style:font-size-complex="11pt" style:font-weight-complex="normal"/>
    </style:style>
    <style:style style:name="P31" style:family="paragraph" style:parent-style-name="Standard" style:list-style-name="L3">
      <style:text-properties style:font-name="Arial" fo:font-size="11pt" fo:font-weight="normal" officeooo:rsid="001de472" officeooo:paragraph-rsid="001de472" style:font-size-asian="9.60000038146973pt" style:font-weight-asian="normal" style:font-size-complex="11pt" style:font-weight-complex="normal"/>
    </style:style>
    <style:style style:name="P32" style:family="paragraph" style:parent-style-name="Standard">
      <style:text-properties style:font-name="Arial" fo:font-size="11pt" fo:font-weight="bold" officeooo:rsid="00212432" officeooo:paragraph-rsid="00212432" style:font-size-asian="11pt" style:font-weight-asian="bold" style:font-size-complex="11pt" style:font-weight-complex="bold"/>
    </style:style>
    <style:style style:name="P33" style:family="paragraph" style:parent-style-name="Standard" style:list-style-name="L3">
      <style:text-properties style:font-name="FreeMono" fo:font-size="10pt" fo:font-weight="normal" officeooo:rsid="00198ed6" officeooo:paragraph-rsid="00198ed6" style:font-size-asian="10pt" style:font-weight-asian="normal" style:font-size-complex="10pt" style:font-weight-complex="normal"/>
    </style:style>
    <style:style style:name="P34" style:family="paragraph" style:parent-style-name="Standard" style:list-style-name="L4">
      <style:text-properties style:font-name="FreeMono" fo:font-size="10pt" fo:font-weight="normal" officeooo:rsid="00212432" officeooo:paragraph-rsid="00212432" style:font-size-asian="10pt" style:font-weight-asian="normal" style:font-size-complex="10pt" style:font-weight-complex="normal"/>
    </style:style>
    <style:style style:name="P35" style:family="paragraph" style:parent-style-name="Standard" style:list-style-name="L4">
      <style:text-properties style:font-name="FreeMono" fo:font-size="10pt" fo:font-weight="normal" officeooo:rsid="0022513f" officeooo:paragraph-rsid="0022513f" style:font-size-asian="10pt" style:font-weight-asian="normal" style:font-size-complex="10pt" style:font-weight-complex="normal"/>
    </style:style>
    <style:style style:name="T1" style:family="text">
      <style:text-properties officeooo:rsid="000289d4"/>
    </style:style>
    <style:style style:name="T2" style:family="text">
      <style:text-properties officeooo:rsid="00087713"/>
    </style:style>
    <style:style style:name="T3" style:family="text">
      <style:text-properties officeooo:rsid="0009a95c"/>
    </style:style>
    <style:style style:name="T4" style:family="text">
      <style:text-properties style:font-name="FreeMono"/>
    </style:style>
    <style:style style:name="T5" style:family="text">
      <style:text-properties style:font-name="FreeMono" fo:font-size="11pt" fo:font-weight="normal" officeooo:rsid="000cf9c1" style:font-size-asian="9.60000038146973pt" style:font-weight-asian="normal" style:font-size-complex="11pt" style:font-weight-complex="normal"/>
    </style:style>
    <style:style style:name="T6" style:family="text">
      <style:text-properties style:font-name="FreeMono" fo:font-size="10pt" style:font-size-asian="10pt" style:font-size-complex="10pt"/>
    </style:style>
    <style:style style:name="T7" style:family="text">
      <style:text-properties officeooo:rsid="000cf9c1"/>
    </style:style>
    <style:style style:name="T8" style:family="text">
      <style:text-properties officeooo:rsid="0010fd58"/>
    </style:style>
    <style:style style:name="T9" style:family="text">
      <style:text-properties style:font-name="Arial" fo:font-size="11pt" fo:font-weight="normal" style:font-size-asian="9.60000038146973pt" style:font-weight-asian="normal" style:font-size-complex="11pt" style:font-weight-complex="normal"/>
    </style:style>
    <style:style style:name="T10" style:family="text">
      <style:text-properties style:font-name="Arial" fo:font-size="11pt" fo:font-weight="normal" officeooo:rsid="000bcce0" style:font-size-asian="9.60000038146973pt" style:font-weight-asian="normal" style:font-size-complex="11pt" style:font-weight-complex="normal"/>
    </style:style>
    <style:style style:name="T11" style:family="text">
      <style:text-properties style:font-name="Arial" fo:font-size="11pt" fo:font-weight="normal" officeooo:rsid="000cf9c1" style:font-size-asian="9.60000038146973pt" style:font-weight-asian="normal" style:font-size-complex="11pt" style:font-weight-complex="normal"/>
    </style:style>
    <style:style style:name="T12" style:family="text">
      <style:text-properties style:font-name="FreeMono"/>
    </style:style>
    <style:style style:name="T13" style:family="text">
      <style:text-properties style:font-name="FreeMono" officeooo:rsid="00135d24"/>
    </style:style>
    <style:style style:name="T14" style:family="text">
      <style:text-properties style:font-name="FreeMono" officeooo:rsid="00198ed6"/>
    </style:style>
    <style:style style:name="T15" style:family="text">
      <style:text-properties style:font-name="FreeMono" fo:font-size="10pt" style:font-size-asian="10pt" style:font-size-complex="10pt"/>
    </style:style>
    <style:style style:name="T16" style:family="text">
      <style:text-properties officeooo:rsid="001498b9"/>
    </style:style>
    <style:style style:name="T17" style:family="text">
      <style:text-properties officeooo:rsid="00164fa4"/>
    </style:style>
    <style:style style:name="T18" style:family="text">
      <style:text-properties officeooo:rsid="00198ed6"/>
    </style:style>
    <style:style style:name="T19" style:family="text">
      <style:text-properties officeooo:rsid="001b7472"/>
    </style:style>
    <style:style style:name="T20" style:family="text">
      <style:text-properties officeooo:rsid="00219079"/>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arative Genomics 2018</text:p>
      <text:p text:style-name="P4">Practical <text:span text:style-name="T7">5</text:span>: <text:span text:style-name="T1">Gene order analysis</text:span></text:p>
      <text:p text:style-name="P9">Group: 5</text:p>
      <text:p text:style-name="P1">Members: Vilde Kaldhusdal, Helen Kiik</text:p>
      <text:p text:style-name="P5"/>
      <text:p text:style-name="P8">Summary: </text:p>
      <text:p text:style-name="P5"/>
      <text:p text:style-name="P5">Exercise 1</text:p>
      <text:list xml:id="list418401058088679535" text:style-name="L1">
        <text:list-item>
          <text:p text:style-name="P11">Used our own clusters from practical 4 named: </text:p>
          <text:p text:style-name="P18">all_clustring.txt</text:p>
        </text:list-item>
      </text:list>
      <text:p text:style-name="P2"/>
      <text:p text:style-name="P6">Exercise <text:span text:style-name="T2">2</text:span></text:p>
      <text:list xml:id="list3518697561447018901" text:style-name="L2">
        <text:list-item>
          <text:p text:style-name="P12">Sort the clusters according to reference orfs:</text:p>
        </text:list-item>
      </text:list>
      <text:list xml:id="list182029071796018" text:continue-list="list418401058088679535" text:style-name="L1">
        <text:list-header>
          <text:p text:style-name="P19">sort all_clustring.txt -o sorted_all_clusters.txt</text:p>
          <text:p text:style-name="P13">Using the script <text:span text:style-name="T6">getGeneOrder.py</text:span> to <text:span text:style-name="T3">orderer of the genomes according to orfs:</text:span> </text:p>
          <text:p text:style-name="P20">python getGeneOrder.py 49.fa.txt.pfa sorted_all_clusters.txt &gt; 49.geneOrder.txt</text:p>
          <text:p text:style-name="P20"/>
        </text:list-header>
        <text:list-item>
          <text:p text:style-name="P16">Answer following questions:</text:p>
          <text:list>
            <text:list-item>
              <text:p text:style-name="P10"><text:span text:style-name="T10">Yes there can be ambiguities where one gene appears in several clusters. This could be due to gene duplication or pseudo genes in the genomes. </text:span><text:span text:style-name="T11">This script goes through every line of the <text:s/>clustering file. The clustering file contains one cluster per line. Each line is made into a list of orfs, and each element of that list is made into a key in the dictionary called </text:span><text:span text:style-name="T5">partOfCluster</text:span><text:span text:style-name="T11">. However only new keys are added. This way duplicates are avoided. </text:span></text:p>
              <text:p text:style-name="P17"/>
            </text:list-item>
            <text:list-item>
              <text:p text:style-name="P22"><text:span text:style-name="T11">T</text:span><text:span text:style-name="T9">his script takes in both forward and reverse orfs, but the output makes no distinction between them. This means the forward and the reverse version of the orfs will get separate positions. To avoid this you could make two separate dictionaries, one for the forward and one for the reverse orfs. </text:span></text:p>
            </text:list-item>
          </text:list>
        </text:list-item>
      </text:list>
      <text:p text:style-name="P3"/>
      <text:p text:style-name="P7">Exercise <text:span text:style-name="T8">3</text:span></text:p>
      <text:list xml:id="list5651145832859628147" text:style-name="L3">
        <text:list-header>
          <text:p text:style-name="P14">Synteny is the conservation of gene order during evolution, due to proximity requirements of regulatory elements (source: slides). One way of visualizing Synteny is by dotplotting. </text:p>
          <text:p text:style-name="P14"/>
        </text:list-header>
        <text:list-item>
          <text:p text:style-name="P15">Modified the script <text:span text:style-name="T4">rndseq.py</text:span> to create dictionary:</text:p>
          <text:p text:style-name="P21">python <text:span text:style-name="T18">permanent_dict.py</text:span> <text:span text:style-name="T16">4000</text:span> 20</text:p>
          <text:p text:style-name="P25">4000: number of random sequence</text:p>
          <text:p text:style-name="P25">20: length of random sequence</text:p>
          <text:p text:style-name="P25"/>
        </text:list-item>
        <text:list-item>
          <text:p text:style-name="P23">Assign random sequences to all of the genomes, <text:span text:style-name="T17">and write them to a continuous string:</text:span></text:p>
          <text:p text:style-name="P23"><text:span text:style-name="T17">To do this I created a new script called </text:span><text:span text:style-name="T14">pseudoGene</text:span><text:span text:style-name="T13">.py </text:span><text:span text:style-name="T17">script:</text:span></text:p>
          <text:p text:style-name="P33">python pseudoGene<text:span text:style-name="T19">ome</text:span>.py randomSeq_dict 16.geneOrder.txt 16.pseudGenom.txt</text:p>
          <text:p text:style-name="P25"><text:span text:style-name="T18">randomSeq_dict</text:span>: input file <text:span text:style-name="T18">with random sequences</text:span></text:p>
          <text:p text:style-name="P26">16.geneOrder.txt: input file with order of orfs</text:p>
          <text:p text:style-name="P24">16.pseudoGenome.txt: output file with <text:span text:style-name="T18">continuous pseudo genome </text:span></text:p>
          <text:p text:style-name="P29"/>
        </text:list-item>
        <text:list-item>
          <text:p text:style-name="P29">File containing all three pseudo genomes called: <text:s/><text:span text:style-name="T6">all_pseudoGenomes.txt</text:span></text:p>
          <text:p text:style-name="P30">ssh to get module to work:<text:span text:style-name="T4"> ssh -X </text:span><text:a xlink:type="simple" xlink:href="mailto:u2361@stud33.dbb.su.se" text:style-name="Internet_20_link" text:visited-style-name="Visited_20_Internet_20_Link"><text:span text:style-name="T4">u2361@stud33.dbb.su.se</text:span></text:a></text:p>
          <text:p text:style-name="P31">Without options:</text:p>
          <text:p text:style-name="P31"><text:span text:style-name="T6">dotter all_pseudoGenomes.txt all_pseudoGenomes.txt</text:span></text:p>
          <text:p text:style-name="P31">With different parameters: </text:p>
          <text:p text:style-name="P31"/>
        </text:list-item>
      </text:list>
      <text:p text:style-name="P32">Exercise 4</text:p>
      <text:list xml:id="list1054003517642156976" text:style-name="L4">
        <text:list-item>
          <text:p text:style-name="P27"><text:span text:style-name="T20">Create correct Grimm input</text:span>:</text:p>
          <text:p text:style-name="P34"><text:soft-page-break/>python getGeneOrderGrimm.py 4000 16.geneOrder.txt 44.geneOrder.txt 49.geneOrder.txt</text:p>
          <text:p text:style-name="P34"/>
        </text:list-item>
        <text:list-item>
          <text:p text:style-name="P28">to run programm type in:</text:p>
          <text:p text:style-name="P35">path: /afs/pdc.kth.se/misc/pdc/volumes/sbc/prj.sbc.dmessina.5/Comparative_Genomics/programs/grim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style:font-name="Arial" fo:font-family="Arial"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1:28:03.043495626</meta:creation-date>
    <dc:date>2018-05-15T18:20:11.095939596</dc:date>
    <meta:editing-duration>PT4H22M9S</meta:editing-duration>
    <meta:editing-cycles>20</meta:editing-cycles>
    <meta:generator>LibreOffice/5.1.6.2$Linux_X86_64 LibreOffice_project/10m0$Build-2</meta:generator>
    <meta:document-statistic meta:table-count="0" meta:image-count="0" meta:object-count="0" meta:page-count="2" meta:paragraph-count="38" meta:word-count="345" meta:character-count="2411" meta:non-whitespace-character-count="2104"/>
  </office:meta>
</office:document-meta>
</file>